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8"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2"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9" style:family="paragraph" style:parent-style-name="Text_20_body">
      <style:paragraph-properties fo:margin-top="0cm" fo:margin-bottom="0cm" loext:contextual-spacing="false" fo:orphans="2" fo:widows="2"/>
    </style:style>
    <style:style style:name="P40" style:family="paragraph" style:parent-style-name="Heading_20_2">
      <style:paragraph-properties fo:margin-top="0cm" fo:margin-bottom="0cm" loext:contextual-spacing="false" fo:orphans="2" fo:widows="2"/>
      <style:text-properties officeooo:paragraph-rsid="00111d86"/>
    </style:style>
    <style:style style:name="P41"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2" style:family="paragraph" style:parent-style-name="Text_20_body">
      <style:paragraph-properties fo:orphans="2" fo:widows="2"/>
    </style:style>
    <style:style style:name="P43"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4" style:family="paragraph" style:parent-style-name="Text_20_body">
      <style:text-properties fo:color="#000000" fo:font-size="12pt" officeooo:rsid="000d696b" style:font-size-asian="10.5pt" style:font-size-complex="12pt"/>
    </style:style>
    <style:style style:name="P45"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6"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7" style:family="paragraph" style:parent-style-name="Text_20_body" style:list-style-name="L1">
      <style:paragraph-properties fo:orphans="2" fo:widows="2"/>
    </style:style>
    <style:style style:name="P48" style:family="paragraph" style:parent-style-name="Text_20_body" style:list-style-name="L2">
      <style:paragraph-properties fo:orphans="2" fo:widows="2"/>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6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62"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63"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6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6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6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6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70"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71"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7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74"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75"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7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77" style:family="paragraph" style:parent-style-name="Text_20_body" style:list-style-name="L2">
      <style:paragraph-properties fo:margin-top="0cm" fo:margin-bottom="0cm" loext:contextual-spacing="false" fo:orphans="2" fo:widows="2"/>
    </style:style>
    <style:style style:name="P7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font-size="15pt" style:font-size-asian="13.1000003814697pt" style:font-size-complex="15pt"/>
    </style:style>
    <style:style style:name="T20" style:family="text">
      <style:text-properties fo:font-size="15pt" officeooo:rsid="00119207" style:font-size-asian="13.1000003814697pt" style:font-size-complex="15pt"/>
    </style:style>
    <style:style style:name="T21" style:family="text">
      <style:text-properties fo:color="#000000"/>
    </style:style>
    <style:style style:name="T22" style:family="text">
      <style:text-properties fo:color="#000000" fo:font-size="10.5pt" style:font-size-asian="9.14999961853027pt" style:font-size-complex="10.5pt"/>
    </style:style>
    <style:style style:name="T23" style:family="text">
      <style:text-properties fo:color="#000000" fo:font-size="10.5pt" style:font-size-asian="9.14999961853027pt" style:font-weight-asian="normal" style:font-size-complex="10.5pt" style:font-weight-complex="normal"/>
    </style:style>
    <style:style style:name="T24" style:family="text">
      <style:text-properties fo:color="#000000" fo:font-size="10.5pt" officeooo:rsid="001aed35" style:font-size-asian="9.14999961853027pt" style:font-weight-asian="normal" style:font-size-complex="10.5pt" style:font-weight-complex="normal"/>
    </style:style>
    <style:style style:name="T25" style:family="text">
      <style:text-properties fo:color="#000000" fo:font-size="10.5pt" fo:font-weight="bold" style:font-size-asian="9.14999961853027pt" style:font-weight-asian="bold" style:font-size-complex="10.5pt" style:font-weight-complex="bold"/>
    </style:style>
    <style:style style:name="T26" style:family="text">
      <style:text-properties fo:color="#000000" fo:font-size="12pt" style:font-size-asian="12pt" style:font-size-complex="12pt"/>
    </style:style>
    <style:style style:name="T27" style:family="text">
      <style:text-properties fo:color="#800080"/>
    </style:style>
    <style:style style:name="T28" style:family="text">
      <style:text-properties fo:color="#666666" fo:font-style="italic"/>
    </style:style>
    <style:style style:name="T29" style:family="text">
      <style:text-properties officeooo:rsid="00119207"/>
    </style:style>
    <style:style style:name="T30" style:family="text">
      <style:text-properties officeooo:rsid="0018d570"/>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none" style:font-weight-asian="normal" style:font-weight-complex="normal"/>
    </style:style>
    <style:style style:name="T33" style:family="text">
      <style:text-properties style:font-name="Open Sans" fo:font-size="10.5pt" fo:font-style="normal" fo:font-weight="normal"/>
    </style:style>
    <style:style style:name="T34" style:family="text">
      <style:text-properties style:font-name="Open Sans" fo:font-size="10.5pt" fo:font-style="normal" fo:font-weight="normal" officeooo:rsid="00213678"/>
    </style:style>
    <style:style style:name="T35"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36" style:family="text">
      <style:text-properties officeooo:rsid="002259d9"/>
    </style:style>
    <style:style style:name="T37" style:family="text">
      <style:text-properties fo:color="#a1467e" fo:font-weight="bold" style:font-weight-asian="bold" style:font-weight-complex="bold"/>
    </style:style>
    <style:style style:name="T38" style:family="text">
      <style:text-properties officeooo:rsid="0029fa9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5" text:outline-level="2">VARIABELE</text:h>
      <text:p text:style-name="P21">Een variabele in Python is een geheugenlocatie waar waardes opgeslagen kunnen worden. Een variabele wordt aangegeven tussen “quotes” en met een = teken. Dus:</text:p>
      <text:p text:style-name="P24">naam = ”Teuntje”</text:p>
      <text:p text:style-name="P24">achternaam = “Hulscher”</text:p>
      <text:p text:style-name="P24">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5">getal = 12</text:p>
      <text:p text:style-name="P25">print (getal)</text:p>
      <text:p text:style-name="P15">Numerieke waarde die door een spatie gescheiden worden moeten wel met quotes gedefinieerd worden (en zijn dus een string en geen number value).</text:p>
      <text:p text:style-name="P26">getal = “ 12a 11a 10a “</text:p>
      <text:p text:style-name="P26">print (getal)</text:p>
      <text:p text:style-name="P17">Number data types kennen de volgende subtypen:</text:p>
      <text:list xml:id="list2469660038" text:style-name="L1">
        <text:list-item>
          <text:p text:style-name="P4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4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4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4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4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6"><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7"/>
      <text:p text:style-name="P36"><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7"/>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3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1" text:outline-level="1"><text:soft-page-break/>Python – Leren programmeren – deel 2</text:h>
      <text:p text:style-name="P29"><text:span text:style-name="Strong_20_Emphasis"><text:span text:style-name="T7">Python syntax</text:span></text:span></text:p>
      <text:p text:style-name="P43"><text:s/>“logische” syntax eig<text:span text:style-name="T29">enschappen</text:span></text:p>
      <text:h text:style-name="P46" text:outline-level="2">COMMENTS</text:h>
      <text:p text:style-name="P43">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3">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4"/>
            <text:p text:style-name="P35">"""</text:p>
            <text:p text:style-name="P35">Deze</text:p>
            <text:p text:style-name="P35">comment</text:p>
            <text:p text:style-name="P35">is</text:p>
            <text:p text:style-name="P35">meerdere</text:p>
            <text:p text:style-name="P35">lijnen</text:p>
            <text:p text:style-name="P35">groot</text:p>
            <text:p text:style-name="P35">"""</text:p>
          </table:table-cell>
        </table:table-row>
      </table:table>
      <text:h text:style-name="P46" text:outline-level="2">QUOTES</text:h>
      <text:p text:style-name="P43">In bovenstaande voorbeeld zien we 3 dubbele quotes. Dit mogen ook 3 enkele quotes zijn. In Python maakt het namelijk helemaal niet uit of je dubbele of enkele quotes gebruikt.</text:p>
      <text:h text:style-name="P46" text:outline-level="2">HELLO WORLD</text:h>
      <text:p text:style-name="P43">De eerste applicatie die iedere programmeur schrijft als deze start met programmeren in een nieuwe programmeertaal is de “Hello World” applicatie. Ofwel, een applicatie die de regel “Hello World” print. Het “print” commando is in tegenstelling tot Python 2.x een <text:span text:style-name="T29">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43">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43">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46" text:outline-level="2"><text:soft-page-break/>VARIABELE</text:h>
      <text:p text:style-name="P43">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33"><text:span text:style-name="T10">print</text:span><text:span text:style-name="T11">(</text:span>naam<text:span text:style-name="T11">)</text:span></text:p>
          </table:table-cell>
        </table:table-row>
      </table:table>
      <text:p text:style-name="P43">Let op, een variabele mag beginnen met alles behalve een nummer. Zo is “naam1” en “_naam_1” geldig maar “1_naam” niet.</text:p>
      <text:p text:style-name="P43">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33">achternaam<text:span text:style-name="T8">=</text:span><text:span text:style-name="T9">"Baselier"</text:span></text:p>
            <text:p text:style-name="P34"> </text:p>
            <text:p text:style-name="P33"><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43">We zien dus dat we nu de variabelen scheiden d.m.v. het + teken en dat we een spatie maken doordat we 2 quotes ertussen zetten met een spatie.</text:p>
      <text:p text:style-name="P43">Variabelen kunnen gevuld worden met alle 5 standaard data typen die Python ondersteund. Dus: numbers, strings, lists, tuple en dictionary.</text:p>
      <text:h text:style-name="P46" text:outline-level="2">DATA TYPEN</text:h>
      <text:p text:style-name="P43">Zoals hierboven al vermeld ondersteund Python 5 default data typen. Alle 5 deze data types hebben hun eigen eigenschappen en voordelen. Ik zal ze even toelichten:</text:p>
      <text:h text:style-name="P46" text:outline-level="2">DATA TYPE “NUMBERS”</text:h>
      <text:p text:style-name="P43">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33"><text:span text:style-name="T10">print</text:span><text:span text:style-name="T11">(</text:span>getal<text:span text:style-name="T11">)</text:span></text:p>
          </table:table-cell>
        </table:table-row>
      </table:table>
      <text:p text:style-name="P43">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33"><text:span text:style-name="T10">print</text:span><text:span text:style-name="T11">(</text:span>getal<text:span text:style-name="T11">)</text:span></text:p>
          </table:table-cell>
        </table:table-row>
      </table:table>
      <text:p text:style-name="P43">Number data types kennen de volgende subtypen:</text:p>
      <text:p text:style-name="P42"><text:span text:style-name="Strong_20_Emphasis"><text:span text:style-name="T2">Int</text:span></text:span><text:span text:style-name="T2"> (plain integer)<text:line-break/>Numerieke waarde welke altijd een rond getal vormt. Dus zonder k punten. B.v. 110, 20, 33 etc.</text:span></text:p>
      <text:p text:style-name="P42"><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2"><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2"><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2"><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3">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text:span></text:span></text:p>
      <text:p text:style-name="P43">Nog een voorbeeld:</text:p>
      <text:p text:style-name="P43">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text:span></text:span></text:p>
      <text:p text:style-name="P43">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s een string</text:span></text:span></text:p>
      <text:p text:style-name="P43">We kennen nog meer symbolen in een string waaronder en + teken en de asterisk *. De + voegt tekenreeksen samen en de asterisk is het herhalingssymbool:</text:p>
      <text:p text:style-name="P43">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12">2</text:span><text:span text:style-name="T11">)</text:span></text:p>
          </table:table-cell>
        </table:table-row>
      </table:table>
      <text:p text:style-name="P42"><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3">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Deze regel!!!!!!</text:span></text:span></text:p>
      <text:p text:style-name="P42"><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3">De waardes in een lijst kunnen net als bij strings bewerkt worden met de [], [:]. * en + operators.</text:p>
      <text:p text:style-name="P43">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text:span></text:span></text:p>
      <text:p text:style-name="P43">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text:span></text:span></text:p>
      <text:p text:style-name="P43">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text:span></text:span></text:p>
      <text:p text:style-name="P43">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ext:soft-page-break/>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 ‘item3’, ‘item4’]</text:span></text:span></text:p>
      <text:p text:style-name="P43">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 <text:span text:style-name="T8">+</text:span> 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3">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list1<text:span text:style-name="T11">[</text:span><text:span text:style-name="T12">0</text:span><text:span text:style-name="T11">]</text:span> <text:span text:style-name="T8">=</text:span> <text:span text:style-name="T9">"item100"</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00’, ‘item2’, ‘item3’, ‘item4’, ‘item5’, 1000, 2000]</text:span></text:span></text:p>
      <text:p text:style-name="P43">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2000, [‘item1’, ‘item2’, ‘item3’, ‘item4’, ‘item5’]]</text:span></text:span></text:p>
      <text:p text:style-name="P43">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remove<text:span text:style-name="T11">(</text:span><text:span text:style-name="T9">"item5"</text:span><text:span text:style-name="T11">)</text:span></text:p>
            <text:p text:style-name="P33">list2<text:span text:style-name="T8">.</text:span>remove<text:span text:style-name="T11">(</text:span><text:span text:style-name="T12">2000</text:span><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item1’, ‘item2’, ‘item3’, ‘item4’]]</text:span></text:span></text:p>
      <text:p text:style-name="P43">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item6’]</text:span></text:span></text:p>
      <text:p text:style-name="P43">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Emphasis"><text:span text:style-name="T3">[‘item100’, ‘item1’, ‘item2’, ‘item3’, ‘item4’, ‘item5’]</text:span></text:span></text:p>
      <text:p text:style-name="P42"><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3">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2"><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3">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Naam’: ‘Jarno’, ‘Achternaam’: ‘Jarno’, ‘Leeftijd’: 16}</text:span></text:span></text:p>
      <text:p text:style-name="P43">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text:span></text:span></text:p>
      <text:p text:style-name="P43">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 Baselier</text:span></text:span></text:p>
      <text:p text:style-name="P43">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4"> </text:p>
            <text:p text:style-name="P33"><text:span text:style-name="T10">print</text:span><text:span text:style-name="T11">(</text:span>dict2<text:span text:style-name="T11">[</text:span><text:span text:style-name="T9">"waarde3"</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3000</text:span></text:span></text:p>
      <text:p text:style-name="P43">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3">del dict2<text:span text:style-name="T11">[</text:span><text:span text:style-name="T9">'waarde3'</text:span><text:span text:style-name="T11">]</text:span><text:span text:style-name="T8">;</text:span></text:p>
            <text:p text:style-name="P34"> </text:p>
            <text:p text:style-name="P33"><text:span text:style-name="T10">print</text:span><text:span text:style-name="T11">(</text:span>dict2<text:span text:style-name="T11">)</text:span></text:p>
          </table:table-cell>
        </table:table-row>
      </table:table>
      <text:p text:style-name="P39"><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7">100.1</text:span></text:p>
            <text:p text:style-name="P34"> </text:p>
            <text:p text:style-name="P33"><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4"/>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34"> </text:p>
            <text:p text:style-name="P33"><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4"/>
      <text:p text:style-name="P39"><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8">#Jarno is een string</text:span></text:p>
            <text:p text:style-name="P33">leeftijd<text:span text:style-name="T8">=</text:span><text:span text:style-name="T12">16</text:span> <text:s text:c="4"/><text:span text:style-name="T28">#16 is een integer</text:span></text:p>
            <text:p text:style-name="P34"/>
            <text:p text:style-name="P33"><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39"><text:span text:style-name="Emphasis"><text:span text:style-name="T3"/></text:span></text:p>
      <text:h text:style-name="P40" text:outline-level="2"><text:span text:style-name="Emphasis"><text:span text:style-name="T6">REKENEN</text:span></text:span></text:h>
      <text:h text:style-name="P41" text:outline-level="2"><text:line-break/>+ (optellen)<text:line-break/>– (aftrekken)<text:line-break/>/ (delen)<text:line-break/>* (vermenigvuldigen)</text:h>
      <text:p text:style-name="P38"/>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33">getal2<text:span text:style-name="T8">=</text:span><text:span text:style-name="T12">10</text:span></text:p>
            <text:p text:style-name="P34"> </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text:span text:style-name="T12">10</text:span><text:span text:style-name="T8">/</text:span><text:span text:style-name="T12">10</text:span><text:span text:style-name="T11">)</text:span></text:p>
            <text:p text:style-name="P33"><text:span text:style-name="T10">print</text:span><text:span text:style-name="T11">(</text:span><text:span text:style-name="T12">5</text:span><text:span text:style-name="T8">/</text:span><text:span text:style-name="T12">2</text:span><text:span text:style-name="T11">)</text:span></text:p>
          </table:table-cell>
        </table:table-row>
      </table:table>
      <text:p text:style-name="P39"><text:span text:style-name="Emphasis"><text:span text:style-name="T3"/></text:span></text:p>
      <text:p text:style-name="P39"><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20">h</text:span><text:span text:style-name="T19">2</text:span></text:h>
      <text:h text:style-name="P9" text:outline-level="2"><text:span text:style-name="T17">IMPORTS </text:span><text:span text:style-name="T1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7">Nog verder uitwerken.</text:p>
      <text:p text:style-name="P49"/>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30">Z</text:span>oals print.</text:p>
      <text:p text:style-name="P16">Zelf een functie maken: <text:s/>Dit doen wordt gedaan met het keyword: <text:span text:style-name="T31">def</text:span><text:span text:style-name="T32">. = definieren, / define. Na </text:span><text:span text:style-name="T31">def</text:span><text:span text:style-name="T32"> plaats je de functienaam. Deze naam roep je later weer in het script op om de funcite te gebuiken. Na de functienaam volgen de () haakjes. In de haakjes zitten de input-parameters en argumenten, daarna de dubbele punt:. Dan… begint de funciecode.</text:span></text:p>
      <text:p text:style-name="P50">Deze begint in een dotstring.. “ “ dit is de uitleg van de functie.</text:p>
      <text:p text:style-name="P28"><text:span text:style-name="T22">Dan schrijf je de functie, als die klaar is, sluit je die af met een </text:span><text:span text:style-name="T25">return</text:span><text:span text:style-name="T23"> die optioneel een waarde kan terugsturen naar de caller. Maar zonder waarde is deze hetzelfde als een </text:span><text:span text:style-name="T25">return None.</text:span></text:p>
      <text:p text:style-name="P28"><text:span text:style-name="T23">Voorbeeld: </text:span><text:span text:style-name="T24">een liedje voor een koor met meerdere stemmen:</text:span></text:p>
      <text:p text:style-name="P62">def hvPP(persoon):</text:p>
      <text:p text:style-name="P62"><text:s text:c="4"/>"liedje arrangeren voor een jongens en meisjes koor."</text:p>
      <text:p text:style-name="P62"><text:s text:c="4"/>print("1 - <text:s/>2 <text:s/>- <text:s/>3 <text:s/>- <text:s/>4")</text:p>
      <text:p text:style-name="P62"><text:s text:c="4"/>print(" h - v <text:s/>- <text:s/>h <text:s/>- <text:s/>v")</text:p>
      <text:p text:style-name="P62"><text:s text:c="4"/>print("1 - <text:s/>2 <text:s/>- <text:s/>3 <text:s/>- <text:s/>4")</text:p>
      <text:p text:style-name="P62"><text:s text:c="4"/>print(" h - v <text:s/>....")</text:p>
      <text:p text:style-name="P62"><text:s text:c="4"/>print(persoon + "\n(zing heel hard): <text:s/>PAPIER <text:s/>!!!")</text:p>
      <text:p text:style-name="P62"><text:s text:c="4"/>print(" ")</text:p>
      <text:p text:style-name="P62"><text:s text:c="4"/>return</text:p>
      <text:p text:style-name="P62"/>
      <text:p text:style-name="P62">hvPP( 'Meisjes :' )</text:p>
      <text:p text:style-name="P62">hvPP( 'Jongens :' )</text:p>
      <text:p text:style-name="P62">hvPP( 'Transgenders :' )</text:p>
      <text:p text:style-name="P62">hvPP('Bejaarden :')</text:p>
      <text:p text:style-name="P62">hvPP('De mannen :')</text:p>
      <text:p text:style-name="P62">hvPP("De vrouwen :")</text:p>
      <text:p text:style-name="P62">hvPP('en als laatsten...\nDe Vegetariërs :')</text:p>
      <text:p text:style-name="Text_20_body"><text:soft-page-break/><text:line-break/></text:p>
      <text:p text:style-name="Text_20_body"/>
      <text:h text:style-name="P9" text:outline-level="2">REGULIERE EXPRESSIE EN ESCAPES</text:h>
      <text:p text:style-name="P2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77"><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77"><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77"><text:span text:style-name="Strong_20_Emphasis"><text:span text:style-name="T2">. – punt</text:span></text:span><text:span text:style-name="T2"><text:line-break/>Een punt betekend een willekeurig karakter (behalve \n).</text:span></text:p>
        </text:list-item>
        <text:list-item>
          <text:p text:style-name="P77"><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77"><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77"><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77"><text:span text:style-name="Strong_20_Emphasis"><text:span text:style-name="T2">\n </text:span></text:span><text:span text:style-name="T2"><text:line-break/>Een nieuwe lijn / witregel</text:span></text:p>
        </text:list-item>
        <text:list-item>
          <text:p text:style-name="P77"><text:span text:style-name="Strong_20_Emphasis"><text:span text:style-name="T2">\d</text:span></text:span><text:span text:style-name="T2"><text:line-break/>Elk decimaal teken, dus hetzelfde als [0-9]</text:span></text:p>
        </text:list-item>
        <text:list-item>
          <text:p text:style-name="P77"><text:span text:style-name="Strong_20_Emphasis"><text:span text:style-name="T2">\D</text:span></text:span><text:span text:style-name="T2"><text:line-break/>Geen decimaal teken, dus hetzelfde als [^0-9]</text:span></text:p>
        </text:list-item>
        <text:list-item>
          <text:p text:style-name="P77"><text:span text:style-name="Strong_20_Emphasis"><text:span text:style-name="T2">\s</text:span></text:span><text:span text:style-name="T2"><text:line-break/>Elk whitespace karakter, dus hetzelfde als [ \t\n\r\f\v]</text:span></text:p>
        </text:list-item>
        <text:list-item>
          <text:p text:style-name="P77"><text:span text:style-name="Strong_20_Emphasis"><text:span text:style-name="T2">\S</text:span></text:span><text:span text:style-name="T2"><text:line-break/>Geen whitespace karakter, dus hetzelfde als [^ \t\n\r\f\v]</text:span></text:p>
        </text:list-item>
        <text:list-item>
          <text:p text:style-name="P77"><text:span text:style-name="Strong_20_Emphasis"><text:span text:style-name="T2">\t</text:span></text:span><text:span text:style-name="T2"><text:line-break/>Een tab</text:span></text:p>
        </text:list-item>
        <text:list-item>
          <text:p text:style-name="P77"><text:span text:style-name="Strong_20_Emphasis"><text:span text:style-name="T2">\w</text:span></text:span><text:span text:style-name="T2"><text:line-break/>Elk alfanumeriek karakter, dus hetzelfde als [a-zA-Z0-9_]</text:span></text:p>
        </text:list-item>
        <text:list-item>
          <text:p text:style-name="P48"><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3">regex <text:span text:style-name="T8">=</text:span> re<text:span text:style-name="T8">.</text:span>compile<text:span text:style-name="T11">(</text:span><text:span text:style-name="T9">"[a-zA-Z]+"</text:span> <text:span text:style-name="T9">"[0-9]+"</text:span> <text:span text:style-name="T9">"[a-z]*"</text:span><text:span text:style-name="T11">)</text:span></text:p>
            <text:p text:style-name="P34"> </text:p>
            <text:p text:style-name="P33"><text:soft-page-break/>str <text:span text:style-name="T8">=</text:span> <text:span text:style-name="T9">"Xcddddddddc8dddd"</text:span></text:p>
            <text:p text:style-name="P33"><text:span text:style-name="T10">print</text:span><text:span text:style-name="T11">(</text:span>regex<text:span text:style-name="T8">.</text:span>match<text:span text:style-name="T11">(</text:span>str<text:span text:style-name="T11">)</text:span><text:span text:style-name="T8">.</text:span>group<text:span text:style-name="T11">())</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3">regex1 <text:span text:style-name="T8">=</text:span> re<text:span text:style-name="T8">.</text:span>compile<text:span text:style-name="T11">(</text:span><text:span text:style-name="T9">"[a-zA-Z]"</text:span><text:span text:style-name="T11">)</text:span></text:p>
            <text:p text:style-name="P33">regex2 <text:span text:style-name="T8">=</text:span> re<text:span text:style-name="T8">.</text:span>compile<text:span text:style-name="T11">(</text:span><text:span text:style-name="T9">"[a-zA-Z]+"</text:span> <text:span text:style-name="T9">"[0-9]"</text:span><text:span text:style-name="T11">)</text:span></text:p>
            <text:p text:style-name="P33">regex3 <text:span text:style-name="T8">=</text:span> re<text:span text:style-name="T8">.</text:span>compile<text:span text:style-name="T11">(</text:span><text:span text:style-name="T9">"[a-zA-Z]+"</text:span> <text:span text:style-name="T9">"[0-9]+"</text:span> <text:span text:style-name="T9">"[a-z]*"</text:span><text:span text:style-name="T11">)</text:span></text:p>
            <text:p text:style-name="P33">regex4 <text:span text:style-name="T8">=</text:span> re<text:span text:style-name="T8">.</text:span>compile<text:span text:style-name="T11">(</text:span><text:span text:style-name="T9">"[a-zA-Z]+"</text:span> <text:span text:style-name="T9">"[0-9]+"</text:span> <text:span text:style-name="T9">"[a-zA-Z]*"</text:span><text:span text:style-name="T11">)</text:span></text:p>
            <text:p text:style-name="P34"> </text:p>
            <text:p text:style-name="P33">str <text:span text:style-name="T8">=</text:span> <text:span text:style-name="T9">"Ikben1grootfanvanPython"</text:span></text:p>
            <text:p text:style-name="P33"><text:span text:style-name="T10">print</text:span><text:span text:style-name="T11">(</text:span>regex1<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2<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3<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4<text:span text:style-name="T8">.</text:span>match<text:span text:style-name="T11">(</text:span>str<text:span text:style-name="T11">)</text:span><text:span text:style-name="T8">.</text:span>group<text:span text:style-name="T11">())</text:span></text:p>
          </table:table-cell>
        </table:table-row>
      </table:table>
      <text:p text:style-name="P29"><text:span text:style-name="Strong_20_Emphasis"><text:span text:style-name="T3"/></text:span></text:p>
      <text:p text:style-name="P2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2">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34">Wat zijn </text:span><text:span text:style-name="T35">loops</text:span><text:span text:style-name="T34">: </text:span></text:p>
      <text:p text:style-name="P22"><text:span text:style-name="T34">L</text:span><text:span text:style-name="T33">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70">FOR LOOP <text:span text:style-name="T36">van een string</text:span></text:p>
      <text:p text:style-name="P69"><text:span text:style-name="T37">for</text:span> letter <text:span text:style-name="T37">in</text:span> "Bananenschillenmand":</text:p>
      <text:p text:style-name="P69"><text:s text:c="4"/>print ("Van boven naar beneden: <text:s/>", letter)</text:p>
      <text:p text:style-name="P69"/>
      <text:p text:style-name="P58">result==&gt;</text:p>
      <text:p text:style-name="P58"><text:soft-page-break/>Van boven naar beneden: <text:s text:c="2"/>B</text:p>
      <text:p text:style-name="P58">Van boven naar beneden: <text:s text:c="2"/>a</text:p>
      <text:p text:style-name="P58">Van boven naar beneden: <text:s text:c="2"/>n</text:p>
      <text:p text:style-name="P58">Van boven naar beneden: <text:s text:c="2"/>a</text:p>
      <text:p text:style-name="P58">Van boven naar beneden: <text:s text:c="2"/>n</text:p>
      <text:p text:style-name="P58">Van boven naar beneden: <text:s text:c="2"/>e</text:p>
      <text:p text:style-name="P58">Van boven naar beneden: <text:s text:c="2"/>n</text:p>
      <text:p text:style-name="P58">Van boven naar beneden: <text:s text:c="2"/>s</text:p>
      <text:p text:style-name="P58">Van boven naar beneden: <text:s text:c="2"/>c</text:p>
      <text:p text:style-name="P58">Van boven naar beneden: <text:s text:c="2"/>h</text:p>
      <text:p text:style-name="P58">Van boven naar beneden: <text:s text:c="2"/>i</text:p>
      <text:p text:style-name="P58">Van boven naar beneden: <text:s text:c="2"/>l</text:p>
      <text:p text:style-name="P58">Van boven naar beneden: <text:s text:c="2"/>l</text:p>
      <text:p text:style-name="P58">Van boven naar beneden: <text:s text:c="2"/>e</text:p>
      <text:p text:style-name="P58">Van boven naar beneden: <text:s text:c="2"/>n</text:p>
      <text:p text:style-name="P58">Van boven naar beneden: <text:s text:c="2"/>m</text:p>
      <text:p text:style-name="P58">Van boven naar beneden: <text:s text:c="2"/>a</text:p>
      <text:p text:style-name="P58">Van boven naar beneden: <text:s text:c="2"/>n</text:p>
      <text:p text:style-name="P58">Van boven naar beneden: <text:s text:c="2"/>d</text:p>
      <text:p text:style-name="P58"/>
      <text:p text:style-name="P73">FOR LOOP van een list</text:p>
      <text:p text:style-name="P71"><text:span text:style-name="T21">fruitmand = ["appel", "peer", "mango", "kersen", "banaan"]</text:span></text:p>
      <text:p text:style-name="P71"><text:span text:style-name="T37">for</text:span><text:span text:style-name="T21"> fruit </text:span><text:span text:style-name="T37">in</text:span><text:span text:style-name="T21"> fruitmand:</text:span></text:p>
      <text:p text:style-name="P71"><text:span text:style-name="T21"><text:s text:c="4"/>print("In de mand: <text:s/>", fruit)</text:span></text:p>
      <text:p text:style-name="P73"><text:span text:style-name="T26"/></text:p>
      <text:p text:style-name="P73"><text:span text:style-name="T21">result ==&gt;</text:span></text:p>
      <text:p text:style-name="P71"><text:span text:style-name="T21">In de mand: <text:s text:c="2"/>appel</text:span></text:p>
      <text:p text:style-name="P71"><text:span text:style-name="T21">In de mand: <text:s text:c="2"/>peer</text:span></text:p>
      <text:p text:style-name="P71"><text:span text:style-name="T21">In de mand: <text:s text:c="2"/>mango</text:span></text:p>
      <text:p text:style-name="P71"><text:span text:style-name="T21">In de mand: <text:s text:c="2"/>kersen</text:span></text:p>
      <text:p text:style-name="P71"><text:span text:style-name="T21">In de mand: <text:s text:c="2"/>banaan</text:span></text:p>
      <text:p text:style-name="P61"><text:soft-page-break/>Alleen de eerste letter printen:</text:p>
      <text:p text:style-name="P59">fruitmand = ["appel", "peer", "mango", "kersen", "zeemeermin", <text:s/>"banaan"]</text:p>
      <text:p text:style-name="P59"><text:span text:style-name="T1">for</text:span> fruit <text:span text:style-name="T1">in</text:span> fruitmand:</text:p>
      <text:p text:style-name="P59"><text:s text:c="4"/>print("In de mand: <text:s/>", fruit [0])</text:p>
      <text:p text:style-name="P59"/>
      <text:p text:style-name="P59">result ==&gt;</text:p>
      <text:p text:style-name="P59">In de mand: <text:s text:c="2"/>a</text:p>
      <text:p text:style-name="P59">In de mand: <text:s text:c="2"/>p</text:p>
      <text:p text:style-name="P59">In de mand: <text:s text:c="2"/>m</text:p>
      <text:p text:style-name="P59">In de mand: <text:s text:c="2"/>k</text:p>
      <text:p text:style-name="P59">In de mand: <text:s text:c="2"/>z</text:p>
      <text:p text:style-name="P59">In de mand: <text:s text:c="2"/>b</text:p>
      <text:p text:style-name="P59"/>
      <text:p text:style-name="P72">Een range maken</text:p>
      <text:p text:style-name="P59"/>
      <text:p text:style-name="P59">for x in range (4):</text:p>
      <text:p text:style-name="P59"><text:s text:c="4"/>print (x)</text:p>
      <text:p text:style-name="P58"/>
      <text:p text:style-name="P60">output ==&gt;</text:p>
      <text:p text:style-name="P60">0</text:p>
      <text:p text:style-name="P60">1</text:p>
      <text:p text:style-name="P60">2</text:p>
      <text:p text:style-name="P60">3</text:p>
      <text:p text:style-name="P60"/>
      <text:p text:style-name="P72">een geselcteerde range maken</text:p>
      <text:p text:style-name="P60">for x in range (4,7):</text:p>
      <text:p text:style-name="P60"><text:s text:c="4"/>print (x)</text:p>
      <text:p text:style-name="P11"/>
      <text:p text:style-name="P53">output ==&gt;</text:p>
      <text:p text:style-name="P53">4</text:p>
      <text:p text:style-name="P53">5</text:p>
      <text:p text:style-name="P53">6</text:p>
      <text:p text:style-name="P53"><text:soft-page-break/></text:p>
      <text:p text:style-name="P53"><text:span text:style-name="Strong_20_Emphasis"><text:span text:style-name="T1">Break Statement:</text:span></text:span><text:line-break/>Een loop kunnen we onderbreken middels het “break” commando. Na beëindiging van de loop wordt onmiddellijk de volgende code of loop uitgevoerd. </text:p>
      <text:p text:style-name="P65"># Break statement.</text:p>
      <text:p text:style-name="P65">for letter in "Appeltaart":</text:p>
      <text:p text:style-name="P65"><text:s text:c="3"/>if letter == "t":</text:p>
      <text:p text:style-name="P65"><text:s text:c="6"/>break</text:p>
      <text:p text:style-name="P65"><text:s text:c="3"/>print ("In het scherm: ", letter)</text:p>
      <text:p text:style-name="P65"><text:s text:c="3"/><text:span text:style-name="T38">==&gt;output:</text:span></text:p>
      <text:p text:style-name="P74">In het scherm: <text:s/>A</text:p>
      <text:p text:style-name="P74">In het scherm: <text:s/>p</text:p>
      <text:p text:style-name="P74">In het scherm: <text:s/>p</text:p>
      <text:p text:style-name="P74">In het scherm: <text:s/>e</text:p>
      <text:p text:style-name="P74">In het scherm: <text:s/>l</text:p>
      <text:p text:style-name="P56">PASS STATEMENT</text:p>
      <text:p text:style-name="P66"># Pass statement.</text:p>
      <text:p text:style-name="P66"/>
      <text:p text:style-name="P66">for letter in 'Appelvla':</text:p>
      <text:p text:style-name="P66"><text:s text:c="3"/>if letter == 'v':</text:p>
      <text:p text:style-name="P66"><text:s text:c="6"/>pass</text:p>
      <text:p text:style-name="P66"><text:s text:c="6"/>print ('Dit is het pass blok')</text:p>
      <text:p text:style-name="P66"><text:s text:c="3"/>print ('Scherm :', letter)</text:p>
      <text:p text:style-name="P66">output ==&gt;</text:p>
      <text:p text:style-name="P75">Scherm : A</text:p>
      <text:p text:style-name="P75">Scherm : p</text:p>
      <text:p text:style-name="P75">Scherm : p</text:p>
      <text:p text:style-name="P75">Scherm : e</text:p>
      <text:p text:style-name="P75">Scherm : l</text:p>
      <text:p text:style-name="P75">Dit is het pass blok</text:p>
      <text:p text:style-name="P75">Scherm : v</text:p>
      <text:p text:style-name="P75">Scherm : l</text:p>
      <text:p text:style-name="P75">Scherm : a</text:p>
      <text:p text:style-name="P55"/>
      <text:p text:style-name="P11"/>
      <text:p text:style-name="P52"><text:soft-page-break/><text:span text:style-name="Strong_20_Emphasis"><text:span text:style-name="T31">Else Statement</text:span></text:span></text:p>
      <text:p text:style-name="P52"><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64"># de achtbaan</text:p>
      <text:p text:style-name="P64"><text:span text:style-name="T1">kindLengte</text:span> = 180</text:p>
      <text:p text:style-name="P64"><text:span text:style-name="T1">eis</text:span> = 150</text:p>
      <text:p text:style-name="P64"><text:span text:style-name="T1">if</text:span> <text:span text:style-name="T1">kindLengte</text:span> ==<text:span text:style-name="T1">eis</text:span>:</text:p>
      <text:p text:style-name="P64"><text:s text:c="3"/>print ("Jij mag mee, want je bent: ",<text:span text:style-name="T1">kindLengte</text:span> ," cm, maar neem een begeleider mee")</text:p>
      <text:p text:style-name="P64"><text:span text:style-name="T1">elif</text:span> kindLengte &lt;= eis:</text:p>
      <text:p text:style-name="P64"><text:s text:c="3"/>print("Minimum lengte is", <text:span text:style-name="T1">eis</text:span> ,"cm, helaas je mag niet mee, want jij bent: <text:s/>", <text:span text:style-name="T1">kindLengte</text:span>, "centimeter. " <text:s/>)</text:p>
      <text:p text:style-name="P64"/>
      <text:p text:style-name="P64"><text:span text:style-name="T1">else</text:span> :</text:p>
      <text:p text:style-name="P64"><text:s text:c="3"/>print ("Jij mag mee, want je bent: ",<text:span text:style-name="T1">kindLengte</text:span> - <text:span text:style-name="T1">eis</text:span> ," cm langer.")</text:p>
      <text:p text:style-name="P64"><text:span text:style-name="T21">-------------------------------------------------------------------------------------------------------------------------</text:span></text:p>
      <text:p text:style-name="P64"><text:span text:style-name="T21"/></text:p>
      <text:p text:style-name="P57">FOR LOOP CIJFERS</text:p>
      <text:p text:style-name="P67"># NOG EEN FOR LOOPJE</text:p>
      <text:p text:style-name="P67">nummers = [2,4,6, 11]</text:p>
      <text:p text:style-name="P67">for num in nummers:</text:p>
      <text:p text:style-name="P67"><text:s text:c="3"/>if num%2 == 0:</text:p>
      <text:p text:style-name="P67"><text:s text:c="9"/>print ('Deze lijst heeft 3 getallen door 2 deelbaar, even nummer.')</text:p>
      <text:p text:style-name="P67"><text:s text:c="9"/>break</text:p>
      <text:p text:style-name="P67"><text:s text:c="3"/>else:</text:p>
      <text:p text:style-name="P67"><text:s text:c="8"/>print("11 is nergens deelbaar door…")</text:p>
      <text:p text:style-name="P68">output==&gt;</text:p>
      <text:p text:style-name="P76">Deze lijst heeft 3 getallen door 2 deelbaar, even nummer.</text:p>
      <text:p text:style-name="P54"/>
      <text:p text:style-name="P67"><text:s text:c="13"/></text:p>
      <text:p text:style-name="P67"><text:s text:c="13"/></text:p>
      <text:p text:style-name="P64"/>
      <text:p text:style-name="Text_20_body"><text:soft-page-break/><text:line-break/></text:p>
      <text:p text:style-name="P39"><text:span text:style-name="Emphasis"><text:span text:style-name="T3"/></text:span></text:p>
      <text:p text:style-name="P11"/>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1T09:43:09.950630108</dc:date>
    <meta:editing-duration>P3DT7H42M6S</meta:editing-duration>
    <meta:editing-cycles>25</meta:editing-cycles>
    <meta:generator>LibreOffice/6.2.4.2.0$Linux_X86_64 LibreOffice_project/b154c0ac6cf11bc010cb60509e6db2f74a9a9fa3</meta:generator>
    <meta:document-statistic meta:table-count="46" meta:image-count="1" meta:object-count="0" meta:page-count="19" meta:paragraph-count="462" meta:word-count="3798" meta:character-count="24324" meta:non-whitespace-character-count="20686"/>
  </office:meta>
</office:document-meta>
</file>